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table" style:name="rststyle-rststyle-table-1">
      <style:table-properties fo:margin-bottom="0.10in" fo:margin-top="0in" style:width="4.6667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0000in"/>
    </style:style>
    <style:style style:family="table-column" style:name="rststyle-rststyle-table-1.B">
      <style:table-column-properties style:column-width="1.0000in"/>
    </style:style>
    <style:style style:family="table-column" style:name="rststyle-rststyle-table-1.C">
      <style:table-column-properties style:column-width="0.8333in"/>
    </style:style>
    <style:style style:family="table-column" style:name="rststyle-rststyle-table-1.D">
      <style:table-column-properties style:column-width="0.8333in"/>
    </style:style>
    <style:style style:family="table" style:name="rststyle-rststyle-table-2">
      <style:table-properties fo:margin-bottom="0.10in" fo:margin-top="0in" style:width="4.6667in" table:align="left"/>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0000in"/>
    </style:style>
    <style:style style:family="table-column" style:name="rststyle-rststyle-table-2.B">
      <style:table-column-properties style:column-width="1.0000in"/>
    </style:style>
    <style:style style:family="table-column" style:name="rststyle-rststyle-table-2.C">
      <style:table-column-properties style:column-width="0.8333in"/>
    </style:style>
    <style:style style:family="table-column" style:name="rststyle-rststyle-table-2.D">
      <style:table-column-properties style:column-width="0.8333in"/>
    </style:style>
    <style:style style:family="table" style:name="rststyle-rststyle-table-3">
      <style:table-properties fo:margin-bottom="0.10in" fo:margin-top="0in" style:width="4.6667in" table:align="left"/>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0000in"/>
    </style:style>
    <style:style style:family="table-column" style:name="rststyle-rststyle-table-3.B">
      <style:table-column-properties style:column-width="1.0000in"/>
    </style:style>
    <style:style style:family="table-column" style:name="rststyle-rststyle-table-3.C">
      <style:table-column-properties style:column-width="0.8333in"/>
    </style:style>
    <style:style style:family="table-column" style:name="rststyle-rststyle-table-3.D">
      <style:table-column-properties style:column-width="0.8333in"/>
    </style:style>
    <style:style style:family="table" style:name="rststyle-rststyle-table-4">
      <style:table-properties fo:margin-bottom="0.10in" fo:margin-top="0in" style:width="4.6667in" table:align="left"/>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0000in"/>
    </style:style>
    <style:style style:family="table-column" style:name="rststyle-rststyle-table-4.B">
      <style:table-column-properties style:column-width="1.0000in"/>
    </style:style>
    <style:style style:family="table-column" style:name="rststyle-rststyle-table-4.C">
      <style:table-column-properties style:column-width="0.8333in"/>
    </style:style>
    <style:style style:family="table-column" style:name="rststyle-rststyle-table-4.D">
      <style:table-column-properties style:column-width="0.8333in"/>
    </style:style>
    <style:style style:family="table" style:name="rststyle-rststyle-table-5">
      <style:table-properties fo:margin-bottom="0.10in" fo:margin-top="0in" style:width="4.6667in" table:align="left"/>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0000in"/>
    </style:style>
    <style:style style:family="table-column" style:name="rststyle-rststyle-table-5.B">
      <style:table-column-properties style:column-width="1.0000in"/>
    </style:style>
    <style:style style:family="table-column" style:name="rststyle-rststyle-table-5.C">
      <style:table-column-properties style:column-width="0.8333in"/>
    </style:style>
    <style:style style:family="table-column" style:name="rststyle-rststyle-table-5.D">
      <style:table-column-properties style:column-width="0.8333in"/>
    </style:style>
    <style:style style:family="table" style:name="rststyle-rststyle-table-6">
      <style:table-properties fo:margin-bottom="0.10in" fo:margin-top="0in" style:width="4.6667in" table:align="left"/>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2.0000in"/>
    </style:style>
    <style:style style:family="table-column" style:name="rststyle-rststyle-table-6.B">
      <style:table-column-properties style:column-width="1.0000in"/>
    </style:style>
    <style:style style:family="table-column" style:name="rststyle-rststyle-table-6.C">
      <style:table-column-properties style:column-width="0.8333in"/>
    </style:style>
    <style:style style:family="table-column" style:name="rststyle-rststyle-table-6.D">
      <style:table-column-properties style:column-width="0.8333in"/>
    </style:style>
    <style:style style:family="table" style:name="rststyle-rststyle-table-7">
      <style:table-properties fo:margin-bottom="0.10in" fo:margin-top="0in" style:width="3.8333in" table:align="left"/>
    </style:style>
    <style:style style:family="table-cell" style:name="rststyle-rststyle-table-7.A1">
      <style:table-cell-properties fo:border-bottom="0.0007in solid #000000" fo:border-left="0.0007in solid #000000" fo:border-right="0.0007in solid #000000" fo:border-top="0.0007in solid #000000" fo:padding="0.049cm"/>
    </style:style>
    <style:style style:family="table-column" style:name="rststyle-rststyle-table-7.A">
      <style:table-column-properties style:column-width="1.1667in"/>
    </style:style>
    <style:style style:family="table-column" style:name="rststyle-rststyle-table-7.B">
      <style:table-column-properties style:column-width="0.8333in"/>
    </style:style>
    <style:style style:family="table-column" style:name="rststyle-rststyle-table-7.C">
      <style:table-column-properties style:column-width="0.9167in"/>
    </style:style>
    <style:style style:family="table-column" style:name="rststyle-rststyle-table-7.D">
      <style:table-column-properties style:column-width="0.9167in"/>
    </style:style>
    <style:style style:family="table" style:name="rststyle-rststyle-table-8">
      <style:table-properties fo:margin-bottom="0.10in" fo:margin-top="0in" style:width="3.8333in" table:align="left"/>
    </style:style>
    <style:style style:family="table-cell" style:name="rststyle-rststyle-table-8.A1">
      <style:table-cell-properties fo:border-bottom="0.0007in solid #000000" fo:border-left="0.0007in solid #000000" fo:border-right="0.0007in solid #000000" fo:border-top="0.0007in solid #000000" fo:padding="0.049cm"/>
    </style:style>
    <style:style style:family="table-column" style:name="rststyle-rststyle-table-8.A">
      <style:table-column-properties style:column-width="1.1667in"/>
    </style:style>
    <style:style style:family="table-column" style:name="rststyle-rststyle-table-8.B">
      <style:table-column-properties style:column-width="0.8333in"/>
    </style:style>
    <style:style style:family="table-column" style:name="rststyle-rststyle-table-8.C">
      <style:table-column-properties style:column-width="0.9167in"/>
    </style:style>
    <style:style style:family="table-column" style:name="rststyle-rststyle-table-8.D">
      <style:table-column-properties style:column-width="0.9167in"/>
    </style:style>
    <style:style style:family="table" style:name="rststyle-rststyle-table-9">
      <style:table-properties fo:margin-bottom="0.10in" fo:margin-top="0in" style:width="3.8333in" table:align="left"/>
    </style:style>
    <style:style style:family="table-cell" style:name="rststyle-rststyle-table-9.A1">
      <style:table-cell-properties fo:border-bottom="0.0007in solid #000000" fo:border-left="0.0007in solid #000000" fo:border-right="0.0007in solid #000000" fo:border-top="0.0007in solid #000000" fo:padding="0.049cm"/>
    </style:style>
    <style:style style:family="table-column" style:name="rststyle-rststyle-table-9.A">
      <style:table-column-properties style:column-width="1.1667in"/>
    </style:style>
    <style:style style:family="table-column" style:name="rststyle-rststyle-table-9.B">
      <style:table-column-properties style:column-width="0.8333in"/>
    </style:style>
    <style:style style:family="table-column" style:name="rststyle-rststyle-table-9.C">
      <style:table-column-properties style:column-width="0.9167in"/>
    </style:style>
    <style:style style:family="table-column" style:name="rststyle-rststyle-table-9.D">
      <style:table-column-properties style:column-width="0.9167in"/>
    </style:style>
    <style:style style:family="table" style:name="rststyle-rststyle-table-10">
      <style:table-properties fo:margin-bottom="0.10in" fo:margin-top="0in" style:width="3.8333in" table:align="left"/>
    </style:style>
    <style:style style:family="table-cell" style:name="rststyle-rststyle-table-10.A1">
      <style:table-cell-properties fo:border-bottom="0.0007in solid #000000" fo:border-left="0.0007in solid #000000" fo:border-right="0.0007in solid #000000" fo:border-top="0.0007in solid #000000" fo:padding="0.049cm"/>
    </style:style>
    <style:style style:family="table-column" style:name="rststyle-rststyle-table-10.A">
      <style:table-column-properties style:column-width="1.1667in"/>
    </style:style>
    <style:style style:family="table-column" style:name="rststyle-rststyle-table-10.B">
      <style:table-column-properties style:column-width="0.8333in"/>
    </style:style>
    <style:style style:family="table-column" style:name="rststyle-rststyle-table-10.C">
      <style:table-column-properties style:column-width="0.9167in"/>
    </style:style>
    <style:style style:family="table-column" style:name="rststyle-rststyle-table-10.D">
      <style:table-column-properties style:column-width="0.9167in"/>
    </style:style>
    <style:style style:family="paragraph" style:master-page-name="rststyle-pagedefault" style:name="P1003" style:parent-style-name="rststyle-title"/>
  </office:automatic-styles>
  <office:body>
    <office:text>
      <text:p text:style-name="P1003">Grid test</text:p>
      <text:section text:name="Section1" text:style-name="Sect1">
        <text:h text:outline-level="1" text:style-name="rststyle-heading1">Test 1</text:h>
        <table:table table:name="rststyle-rststyle-table-1" table:style-name="rststyle-rststyle-table-1">
          <table:table-column table:style-name="rststyle-rststyle-table-1.A"/>
          <table:table-column table:style-name="rststyle-rststyle-table-1.B"/>
          <table:table-column table:style-name="rststyle-rststyle-table-1.C"/>
          <table:table-column table:style-name="rststyle-rststyle-table-1.D"/>
          <table:table-header-rows>
            <table:table-row>
              <table:table-cell office:value-type="string" table:style-name="rststyle-rststyle-table-1.A1">
                <text:p text:style-name="Table_20_Heading">Header row, column 1
(header rows optional)</text:p>
              </table:table-cell>
              <table:table-cell office:value-type="string" table:style-name="rststyle-rststyle-table-1.A1">
                <text:p text:style-name="Table_20_Heading">Header 2</text:p>
              </table:table-cell>
              <table:table-cell office:value-type="string" table:style-name="rststyle-rststyle-table-1.A1">
                <text:p text:style-name="Table_20_Heading">Header 3</text:p>
              </table:table-cell>
              <table:table-cell office:value-type="string" table:style-name="rststyle-rststyle-table-1.A1">
                <text:p text:style-name="Table_20_Heading">Header 4</text:p>
              </table:table-cell>
            </table:table-row>
          </table:table-header-rows>
          <table:table-row>
            <table:table-cell office:value-type="string" table:style-name="rststyle-rststyle-table-1.A1">
              <text:p text:style-name="rststyle-textbody">body row 1, column 1</text:p>
            </table:table-cell>
            <table:table-cell office:value-type="string" table:style-name="rststyle-rststyle-table-1.A1">
              <text:p text:style-name="rststyle-textbody">column 2</text:p>
            </table:table-cell>
            <table:table-cell office:value-type="string" table:style-name="rststyle-rststyle-table-1.A1">
              <text:p text:style-name="rststyle-textbody">column 3</text:p>
            </table:table-cell>
            <table:table-cell office:value-type="string" table:style-name="rststyle-rststyle-table-1.A1">
              <text:p text:style-name="rststyle-textbody">column 4</text:p>
            </table:table-cell>
          </table:table-row>
          <table:table-row>
            <table:table-cell office:value-type="string" table:style-name="rststyle-rststyle-table-1.A1">
              <text:p text:style-name="rststyle-textbody">body row 2</text:p>
            </table:table-cell>
            <table:table-cell office:value-type="string" table:number-columns-spanned="3" table:style-name="rststyle-rststyle-table-1.A1">
              <text:p text:style-name="rststyle-textbody">Cells may span columns.</text:p>
            </table:table-cell>
          </table:table-row>
          <table:table-row>
            <table:table-cell office:value-type="string" table:style-name="rststyle-rststyle-table-1.A1">
              <text:p text:style-name="rststyle-textbody">body row 3</text:p>
            </table:table-cell>
            <table:table-cell office:value-type="string" table:number-rows-spanned="2" table:style-name="rststyle-rststyle-table-1.A1">
              <text:p text:style-name="rststyle-textbody">Cells may
span rows.
aaa</text:p>
            </table:table-cell>
            <table:table-cell office:value-type="string" table:number-columns-spanned="2" table:number-rows-spanned="2" table:style-name="rststyl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1.A1">
              <text:p text:style-name="rststyle-textbody">body row 4</text:p>
            </table:table-cell>
          </table:table-row>
        </table:table>
      </text:section>
      <text:section text:name="Section2" text:style-name="Sect1">
        <text:h text:outline-level="1" text:style-name="rststyle-heading1">Test 2</text:h>
        <table:table table:name="rststyle-rststyle-table-2" table:style-name="rststyle-rststyle-table-2">
          <table:table-column table:style-name="rststyle-rststyle-table-2.A"/>
          <table:table-column table:style-name="rststyle-rststyle-table-2.B"/>
          <table:table-column table:style-name="rststyle-rststyle-table-2.C"/>
          <table:table-column table:style-name="rststyle-rststyle-table-2.D"/>
          <table:table-header-rows>
            <table:table-row>
              <table:table-cell office:value-type="string" table:style-name="rststyle-rststyle-table-2.A1">
                <text:p text:style-name="Table_20_Heading">Header row, column 1
(header rows optional)</text:p>
              </table:table-cell>
              <table:table-cell office:value-type="string" table:style-name="rststyle-rststyle-table-2.A1">
                <text:p text:style-name="Table_20_Heading">Header 2</text:p>
              </table:table-cell>
              <table:table-cell office:value-type="string" table:style-name="rststyle-rststyle-table-2.A1">
                <text:p text:style-name="Table_20_Heading">Header 3</text:p>
              </table:table-cell>
              <table:table-cell office:value-type="string" table:style-name="rststyle-rststyle-table-2.A1">
                <text:p text:style-name="Table_20_Heading">Header 4</text:p>
              </table:table-cell>
            </table:table-row>
          </table:table-header-rows>
          <table:table-row>
            <table:table-cell office:value-type="string" table:number-rows-spanned="2" table:style-name="rststyle-rststyle-table-2.A1">
              <text:p text:style-name="rststyle-textbody">body row 1, column 1</text:p>
              <text:p text:style-name="rststyle-textbody">body row 2</text:p>
            </table:table-cell>
            <table:table-cell office:value-type="string" table:style-name="rststyle-rststyle-table-2.A1">
              <text:p text:style-name="rststyle-textbody">column 2</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number-rows-spanned="2" table:style-name="rststyle-rststyle-table-2.A1">
              <text:p text:style-name="rststyle-textbody">column 2</text:p>
              <text:p text:style-name="rststyle-textbody">may span</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style-name="rststyle-rststyle-table-2.A1">
              <text:p text:style-name="rststyle-textbody">body row 3</text:p>
            </table:table-cell>
            <table:table-cell office:value-type="string" table:number-columns-spanned="2" table:number-rows-spanned="2" table:style-name="rststyl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2.A1">
              <text:p text:style-name="rststyle-textbody">body row 4</text:p>
            </table:table-cell>
            <table:table-cell office:value-type="string" table:style-name="rststyle-rststyle-table-2.A1">
              <text:p text:style-name="rststyle-textbody">column 2</text:p>
            </table:table-cell>
          </table:table-row>
        </table:table>
      </text:section>
      <text:section text:name="Section3" text:style-name="Sect1">
        <text:h text:outline-level="1" text:style-name="rststyle-heading1">Test 3</text:h>
        <table:table table:name="rststyle-rststyle-table-3" table:style-name="rststyle-rststyle-table-3">
          <table:table-column table:style-name="rststyle-rststyle-table-3.A"/>
          <table:table-column table:style-name="rststyle-rststyle-table-3.B"/>
          <table:table-column table:style-name="rststyle-rststyle-table-3.C"/>
          <table:table-column table:style-name="rststyle-rststyle-table-3.D"/>
          <table:table-header-rows>
            <table:table-row>
              <table:table-cell office:value-type="string" table:style-name="rststyle-rststyle-table-3.A1">
                <text:p text:style-name="Table_20_Heading">Header row, column 1
(header rows optional)</text:p>
              </table:table-cell>
              <table:table-cell office:value-type="string" table:style-name="rststyle-rststyle-table-3.A1">
                <text:p text:style-name="Table_20_Heading">Header 2</text:p>
              </table:table-cell>
              <table:table-cell office:value-type="string" table:style-name="rststyle-rststyle-table-3.A1">
                <text:p text:style-name="Table_20_Heading">Header 3</text:p>
              </table:table-cell>
              <table:table-cell office:value-type="string" table:style-name="rststyle-rststyle-table-3.A1">
                <text:p text:style-name="Table_20_Heading">Header 4</text:p>
              </table:table-cell>
            </table:table-row>
          </table:table-header-rows>
          <table:table-row>
            <table:table-cell office:value-type="string" table:number-rows-spanned="2" table:style-name="rststyle-rststyle-table-3.A1">
              <text:p text:style-name="rststyle-textbody">body row 1, column 1</text:p>
              <text:p text:style-name="rststyle-textbody">body row 2</text:p>
            </table:table-cell>
            <table:table-cell office:value-type="string" table:style-name="rststyle-rststyle-table-3.A1">
              <text:p text:style-name="rststyle-textbody">column 2</text:p>
            </table:table-cell>
            <table:table-cell office:value-type="string" table:style-name="rststyle-rststyle-table-3.A1">
              <text:p text:style-name="rststyle-textbody">column 3</text:p>
            </table:table-cell>
            <table:table-cell office:value-type="string" table:number-rows-spanned="2" table:style-name="rststyle-rststyle-table-3.A1">
              <text:p text:style-name="rststyle-textbody">column 4</text:p>
              <text:p text:style-name="rststyle-textbody">may span</text:p>
            </table:table-cell>
          </table:table-row>
          <table:table-row>
            <table:table-cell office:value-type="string" table:style-name="rststyle-rststyle-table-3.A1">
              <text:p text:style-name="rststyle-textbody">column 2</text:p>
            </table:table-cell>
            <table:table-cell office:value-type="string" table:number-rows-spanned="2" table:style-name="rststyle-rststyle-table-3.A1">
              <text:p text:style-name="rststyle-textbody">column 3</text:p>
              <text:p text:style-name="rststyle-textbody">may span</text:p>
            </table:table-cell>
          </table:table-row>
          <table:table-row>
            <table:table-cell office:value-type="string" table:style-name="rststyle-rststyle-table-3.A1">
              <text:p text:style-name="rststyle-textbody">body row 3</text:p>
            </table:table-cell>
            <table:table-cell office:value-type="string" table:number-rows-spanned="2" table:style-name="rststyle-rststyle-table-3.A1">
              <text:p text:style-name="rststyle-textbody">column 2</text:p>
              <text:p text:style-name="rststyle-textbody">may span</text:p>
            </table:table-cell>
            <table:table-cell office:value-type="string" table:style-name="rststyle-rststyle-table-3.A1">
              <text:p text:style-name="rststyle-textbody">column 4</text:p>
            </table:table-cell>
          </table:table-row>
          <table:table-row>
            <table:table-cell office:value-type="string" table:style-name="rststyle-rststyle-table-3.A1">
              <text:p text:style-name="rststyle-textbody">body row 4</text:p>
            </table:table-cell>
            <table:table-cell office:value-type="string" table:style-name="rststyle-rststyle-table-3.A1">
              <text:p text:style-name="rststyle-textbody">column 3</text:p>
            </table:table-cell>
            <table:table-cell office:value-type="string" table:style-name="rststyle-rststyle-table-3.A1">
              <text:p text:style-name="rststyle-textbody">column 4</text:p>
            </table:table-cell>
          </table:table-row>
        </table:table>
      </text:section>
      <text:section text:name="Section4" text:style-name="Sect1">
        <text:h text:outline-level="1" text:style-name="rststyle-heading1">Test 4</text:h>
        <table:table table:name="rststyle-rststyle-table-4" table:style-name="rststyle-rststyle-table-4">
          <table:table-column table:style-name="rststyle-rststyle-table-4.A"/>
          <table:table-column table:style-name="rststyle-rststyle-table-4.B"/>
          <table:table-column table:style-name="rststyle-rststyle-table-4.C"/>
          <table:table-column table:style-name="rststyle-rststyle-table-4.D"/>
          <table:table-header-rows>
            <table:table-row>
              <table:table-cell office:value-type="string" table:style-name="rststyle-rststyle-table-4.A1">
                <text:p text:style-name="Table_20_Heading">Header row, column 1
(header rows optional)</text:p>
              </table:table-cell>
              <table:table-cell office:value-type="string" table:style-name="rststyle-rststyle-table-4.A1">
                <text:p text:style-name="Table_20_Heading">Header 2</text:p>
              </table:table-cell>
              <table:table-cell office:value-type="string" table:style-name="rststyle-rststyle-table-4.A1">
                <text:p text:style-name="Table_20_Heading">Header 3</text:p>
              </table:table-cell>
              <table:table-cell office:value-type="string" table:style-name="rststyle-rststyle-table-4.A1">
                <text:p text:style-name="Table_20_Heading">Header 4</text:p>
              </table:table-cell>
            </table:table-row>
          </table:table-header-rows>
          <table:table-row>
            <table:table-cell office:value-type="string" table:number-rows-spanned="2" table:style-name="rststyle-rststyle-table-4.A1">
              <text:p text:style-name="rststyle-textbody">body row 1, column 1</text:p>
              <text:p text:style-name="rststyle-textbody">body row 2</text:p>
            </table:table-cell>
            <table:table-cell office:value-type="string" table:style-name="rststyle-rststyle-table-4.A1">
              <text:p text:style-name="rststyle-textbody">column 2</text:p>
            </table:table-cell>
            <table:table-cell office:value-type="string" table:style-name="rststyle-rststyle-table-4.A1">
              <text:p text:style-name="rststyle-textbody">column 3</text:p>
            </table:table-cell>
            <table:table-cell office:value-type="string" table:number-rows-spanned="2" table:style-name="rststyle-rststyle-table-4.A1">
              <text:p text:style-name="rststyle-textbody">column 4</text:p>
              <text:p text:style-name="rststyle-textbody">may span</text:p>
            </table:table-cell>
          </table:table-row>
          <table:table-row>
            <table:table-cell office:value-type="string" table:number-columns-spanned="2" table:number-rows-spanned="2" table:style-name="rststyle-rststyle-table-4.A1">
              <text:p text:style-name="rststyle-textbody">column 2 and column 3</text:p>
              <text:p text:style-name="rststyle-blockquote">may             span</text:p>
            </table:table-cell>
          </table:table-row>
          <table:table-row>
            <table:table-cell office:value-type="string" table:number-rows-spanned="2" table:style-name="rststyle-rststyle-table-4.A1">
              <text:p text:style-name="rststyle-textbody">body row 3</text:p>
              <text:p text:style-name="rststyle-textbody">may span</text:p>
            </table:table-cell>
            <table:table-cell office:value-type="string" table:style-name="rststyle-rststyle-table-4.A1">
              <text:p text:style-name="rststyle-textbody">column 4</text:p>
            </table:table-cell>
          </table:table-row>
          <table:table-row>
            <table:table-cell office:value-type="string" table:style-name="rststyle-rststyle-table-4.A1">
              <text:p text:style-name="rststyle-textbody">may span</text:p>
            </table:table-cell>
            <table:table-cell office:value-type="string" table:style-name="rststyle-rststyle-table-4.A1">
              <text:p text:style-name="rststyle-textbody">column 3</text:p>
            </table:table-cell>
            <table:table-cell office:value-type="string" table:style-name="rststyle-rststyle-table-4.A1">
              <text:p text:style-name="rststyle-textbody">column 4</text:p>
            </table:table-cell>
          </table:table-row>
        </table:table>
      </text:section>
      <text:section text:name="Section5" text:style-name="Sect1">
        <text:h text:outline-level="1" text:style-name="rststyle-heading1">Test 4a</text:h>
        <table:table table:name="rststyle-rststyle-table-5" table:style-name="rststyle-rststyle-table-5">
          <table:table-column table:style-name="rststyle-rststyle-table-5.A"/>
          <table:table-column table:style-name="rststyle-rststyle-table-5.B"/>
          <table:table-column table:style-name="rststyle-rststyle-table-5.C"/>
          <table:table-column table:style-name="rststyle-rststyle-table-5.D"/>
          <table:table-header-rows>
            <table:table-row>
              <table:table-cell office:value-type="string" table:style-name="rststyle-rststyle-table-5.A1">
                <text:p text:style-name="Table_20_Heading">Header row, column 1
(header rows optional)</text:p>
              </table:table-cell>
              <table:table-cell office:value-type="string" table:style-name="rststyle-rststyle-table-5.A1">
                <text:p text:style-name="Table_20_Heading">Header 2</text:p>
              </table:table-cell>
              <table:table-cell office:value-type="string" table:style-name="rststyle-rststyle-table-5.A1">
                <text:p text:style-name="Table_20_Heading">Header 3</text:p>
              </table:table-cell>
              <table:table-cell office:value-type="string" table:style-name="rststyle-rststyle-table-5.A1">
                <text:p text:style-name="Table_20_Heading">Header 4</text:p>
              </table:table-cell>
            </table:table-row>
          </table:table-header-rows>
          <table:table-row>
            <table:table-cell office:value-type="string" table:number-rows-spanned="2" table:style-name="rststyle-rststyle-table-5.A1">
              <text:p text:style-name="rststyle-textbody">body row 1, column 1</text:p>
              <text:p text:style-name="rststyle-textbody">body row 2</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number-rows-spanned="2" table:style-name="rststyle-rststyle-table-5.A1">
              <text:p text:style-name="rststyle-textbody">column 4</text:p>
              <text:p text:style-name="rststyle-textbody">may span</text:p>
            </table:table-cell>
          </table:table-row>
          <table:table-row>
            <table:table-cell office:value-type="string" table:number-columns-spanned="2" table:number-rows-spanned="2" table:style-name="rststyle-rststyle-table-5.A1">
              <text:p text:style-name="rststyle-textbody">column 2 and column 3</text:p>
              <text:p text:style-name="rststyle-blockquote">may             span</text:p>
            </table:table-cell>
          </table:table-row>
          <table:table-row>
            <table:table-cell office:value-type="string" table:number-rows-spanned="2" table:style-name="rststyle-rststyle-table-5.A1">
              <text:p text:style-name="rststyle-textbody">body row 3</text:p>
              <text:p text:style-name="rststyle-textbody">may span</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may span</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body row 4</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
      </text:section>
      <text:section text:name="Section6" text:style-name="Sect1">
        <text:h text:outline-level="1" text:style-name="rststyle-heading1">Test 5</text:h>
        <table:table table:name="rststyle-rststyle-table-6" table:style-name="rststyle-rststyle-table-6">
          <table:table-column table:style-name="rststyle-rststyle-table-6.A"/>
          <table:table-column table:style-name="rststyle-rststyle-table-6.B"/>
          <table:table-column table:style-name="rststyle-rststyle-table-6.C"/>
          <table:table-column table:style-name="rststyle-rststyle-table-6.D"/>
          <table:table-header-rows>
            <table:table-row>
              <table:table-cell office:value-type="string" table:style-name="rststyle-rststyle-table-6.A1">
                <text:p text:style-name="Table_20_Heading">Header row, column 1
(header rows optional)</text:p>
              </table:table-cell>
              <table:table-cell office:value-type="string" table:style-name="rststyle-rststyle-table-6.A1">
                <text:p text:style-name="Table_20_Heading">Header 2</text:p>
              </table:table-cell>
              <table:table-cell office:value-type="string" table:style-name="rststyle-rststyle-table-6.A1">
                <text:p text:style-name="Table_20_Heading">Header 3</text:p>
              </table:table-cell>
              <table:table-cell office:value-type="string" table:style-name="rststyle-rststyle-table-6.A1">
                <text:p text:style-name="Table_20_Heading">Header 4</text:p>
              </table:table-cell>
            </table:table-row>
          </table:table-header-rows>
          <table:table-row>
            <table:table-cell office:value-type="string" table:style-name="rststyle-rststyle-table-6.A1">
              <text:p text:style-name="rststyle-textbody">body row 1, column 1</text:p>
            </table:table-cell>
            <table:table-cell office:value-type="string" table:style-name="rststyle-rststyle-table-6.A1">
              <text:p text:style-name="rststyle-textbody">column 2</text:p>
            </table:table-cell>
            <table:table-cell office:value-type="string" table:style-name="rststyle-rststyle-table-6.A1">
              <text:p text:style-name="rststyle-textbody">column 3</text:p>
            </table:table-cell>
            <table:table-cell office:value-type="string" table:style-name="rststyle-rststyle-table-6.A1">
              <text:p text:style-name="rststyle-textbody">column 4</text:p>
            </table:table-cell>
          </table:table-row>
          <table:table-row>
            <table:table-cell office:value-type="string" table:style-name="rststyle-rststyle-table-6.A1">
              <text:p text:style-name="rststyle-textbody">body row 2</text:p>
            </table:table-cell>
            <table:table-cell office:value-type="string" table:number-columns-spanned="3" table:style-name="rststyle-rststyle-table-6.A1">
              <text:p text:style-name="rststyle-textbody">Cells may span columns.</text:p>
            </table:table-cell>
          </table:table-row>
          <table:table-row>
            <table:table-cell office:value-type="string" table:style-name="rststyle-rststyle-table-6.A1">
              <text:p text:style-name="rststyle-textbody">body row 3</text:p>
            </table:table-cell>
            <table:table-cell office:value-type="string" table:number-rows-spanned="2" table:style-name="rststyle-rststyle-table-6.A1">
              <text:p text:style-name="rststyle-textbody">Cells may
span rows.</text:p>
            </table:table-cell>
            <table:table-cell office:value-type="string" table:number-columns-spanned="2" table:number-rows-spanned="2" table:style-name="rststyl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rststyle-table-7" table:style-name="rststyle-rststyle-table-7">
          <table:table-column table:style-name="rststyle-rststyle-table-7.A"/>
          <table:table-column table:style-name="rststyle-rststyle-table-7.B"/>
          <table:table-column table:style-name="rststyle-rststyle-table-7.C"/>
          <table:table-column table:style-name="rststyle-rststyle-table-7.D"/>
          <table:table-row>
            <table:table-cell office:value-type="string" table:style-name="rststyle-rststyle-table-7.A1">
              <text:p text:style-name="rststyle-textbody">row 1, col 1</text:p>
            </table:table-cell>
            <table:table-cell office:value-type="string" table:style-name="rststyle-rststyle-table-7.A1">
              <text:p text:style-name="rststyle-textbody">column 2</text:p>
            </table:table-cell>
            <table:table-cell office:value-type="string" table:style-name="rststyle-rststyle-table-7.A1">
              <text:p text:style-name="rststyle-textbody">column 3</text:p>
            </table:table-cell>
            <table:table-cell office:value-type="string" table:style-name="rststyle-rststyle-table-7.A1">
              <text:p text:style-name="rststyle-textbody">column 4</text:p>
            </table:table-cell>
          </table:table-row>
          <table:table-row>
            <table:table-cell office:value-type="string" table:style-name="rststyle-rststyle-table-7.A1">
              <text:p text:style-name="rststyle-textbody">row 2</text:p>
            </table:table-cell>
            <table:table-cell office:value-type="string" table:number-columns-spanned="3" table:style-name="rststyle-rststyle-table-7.A1"/>
          </table:table-row>
          <table:table-row>
            <table:table-cell office:value-type="string" table:style-name="rststyle-rststyle-table-7.A1">
              <text:p text:style-name="rststyle-textbody">row 3</text:p>
            </table:table-cell>
            <table:table-cell office:value-type="string" table:style-name="rststyle-rststyle-table-7.A1"/>
            <table:table-cell office:value-type="string" table:style-name="rststyle-rststyle-table-7.A1"/>
            <table:table-cell office:value-type="string" table:style-name="rststyl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rststyle-table-8" table:style-name="rststyle-rststyle-table-8">
          <table:table-column table:style-name="rststyle-rststyle-table-8.A"/>
          <table:table-column table:style-name="rststyle-rststyle-table-8.B"/>
          <table:table-column table:style-name="rststyle-rststyle-table-8.C"/>
          <table:table-column table:style-name="rststyle-rststyle-table-8.D"/>
          <table:table-row>
            <table:table-cell office:value-type="string" table:style-name="rststyle-rststyle-table-8.A1">
              <text:p text:style-name="rststyle-textbody">row 1, col 1</text:p>
            </table:table-cell>
            <table:table-cell office:value-type="string" table:style-name="rststyle-rststyle-table-8.A1">
              <text:p text:style-name="rststyle-textbody">column 2</text:p>
            </table:table-cell>
            <table:table-cell office:value-type="string" table:style-name="rststyle-rststyle-table-8.A1">
              <text:p text:style-name="rststyle-textbody">column 3</text:p>
            </table:table-cell>
            <table:table-cell office:value-type="string" table:style-name="rststyle-rststyle-table-8.A1">
              <text:p text:style-name="rststyle-textbody">column 4</text:p>
            </table:table-cell>
          </table:table-row>
          <table:table-row>
            <table:table-cell office:value-type="string" table:style-name="rststyle-rststyle-table-8.A1">
              <text:p text:style-name="rststyle-textbody">row 2</text:p>
            </table:table-cell>
            <table:table-cell office:value-type="string" table:number-columns-spanned="3" table:style-name="rststyle-rststyle-table-8.A1">
              <text:p text:style-name="rststyle-textbody">Use the command <text:span text:style-name="rststyle-inlineliteral">ls \| more</text:span>.</text:p>
            </table:table-cell>
          </table:table-row>
          <table:table-row>
            <table:table-cell office:value-type="string" table:style-name="rststyle-rststyle-table-8.A1">
              <text:p text:style-name="rststyle-textbody">row 3</text:p>
            </table:table-cell>
            <table:table-cell office:value-type="string" table:style-name="rststyle-rststyle-table-8.A1"/>
            <table:table-cell office:value-type="string" table:style-name="rststyle-rststyle-table-8.A1"/>
            <table:table-cell office:value-type="string" table:style-name="rststyl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rststyle-table-9" table:style-name="rststyle-rststyle-table-9">
          <table:table-column table:style-name="rststyle-rststyle-table-9.A"/>
          <table:table-column table:style-name="rststyle-rststyle-table-9.B"/>
          <table:table-column table:style-name="rststyle-rststyle-table-9.C"/>
          <table:table-column table:style-name="rststyle-rststyle-table-9.D"/>
          <table:table-row>
            <table:table-cell office:value-type="string" table:style-name="rststyle-rststyle-table-9.A1">
              <text:p text:style-name="rststyle-textbody">row 1, col 1</text:p>
            </table:table-cell>
            <table:table-cell office:value-type="string" table:style-name="rststyle-rststyle-table-9.A1">
              <text:p text:style-name="rststyle-textbody">column 2</text:p>
            </table:table-cell>
            <table:table-cell office:value-type="string" table:style-name="rststyle-rststyle-table-9.A1">
              <text:p text:style-name="rststyle-textbody">column 3</text:p>
            </table:table-cell>
            <table:table-cell office:value-type="string" table:style-name="rststyle-rststyle-table-9.A1">
              <text:p text:style-name="rststyle-textbody">column 4</text:p>
            </table:table-cell>
          </table:table-row>
          <table:table-row>
            <table:table-cell office:value-type="string" table:style-name="rststyle-rststyle-table-9.A1">
              <text:p text:style-name="rststyle-textbody">row 2</text:p>
            </table:table-cell>
            <table:table-cell office:value-type="string" table:number-columns-spanned="3" table:style-name="rststyle-rststyle-table-9.A1">
              <text:p text:style-name="rststyle-textbody">Use the command <text:span text:style-name="rststyle-inlineliteral">ls | more</text:span>.</text:p>
            </table:table-cell>
          </table:table-row>
          <table:table-row>
            <table:table-cell office:value-type="string" table:style-name="rststyle-rststyle-table-9.A1">
              <text:p text:style-name="rststyle-textbody">row 3</text:p>
            </table:table-cell>
            <table:table-cell office:value-type="string" table:style-name="rststyle-rststyle-table-9.A1"/>
            <table:table-cell office:value-type="string" table:style-name="rststyle-rststyle-table-9.A1"/>
            <table:table-cell office:value-type="string" table:style-name="rststyl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rststyle-table-10" table:style-name="rststyle-rststyle-table-10">
          <table:table-column table:style-name="rststyle-rststyle-table-10.A"/>
          <table:table-column table:style-name="rststyle-rststyle-table-10.B"/>
          <table:table-column table:style-name="rststyle-rststyle-table-10.C"/>
          <table:table-column table:style-name="rststyle-rststyle-table-10.D"/>
          <table:table-row>
            <table:table-cell office:value-type="string" table:style-name="rststyle-rststyle-table-10.A1">
              <text:p text:style-name="rststyle-textbody">row 1, col 1</text:p>
            </table:table-cell>
            <table:table-cell office:value-type="string" table:style-name="rststyle-rststyle-table-10.A1">
              <text:p text:style-name="rststyle-textbody">column 2</text:p>
            </table:table-cell>
            <table:table-cell office:value-type="string" table:style-name="rststyle-rststyle-table-10.A1">
              <text:p text:style-name="rststyle-textbody">column 3</text:p>
            </table:table-cell>
            <table:table-cell office:value-type="string" table:style-name="rststyle-rststyle-table-10.A1">
              <text:p text:style-name="rststyle-textbody">column 4</text:p>
            </table:table-cell>
          </table:table-row>
          <table:table-row>
            <table:table-cell office:value-type="string" table:style-name="rststyle-rststyle-table-10.A1">
              <text:p text:style-name="rststyle-textbody">row 2</text:p>
            </table:table-cell>
            <table:table-cell office:value-type="string" table:number-columns-spanned="3" table:style-name="rststyle-rststyle-table-10.A1">
              <text:p text:style-name="rststyle-textbody">Use the command <text:span text:style-name="rststyle-inlineliteral">ls | more</text:span>.</text:p>
            </table:table-cell>
          </table:table-row>
          <table:table-row>
            <table:table-cell office:value-type="string" table:style-name="rststyle-rststyle-table-10.A1">
              <text:p text:style-name="rststyle-textbody">row 3</text:p>
            </table:table-cell>
            <table:table-cell office:value-type="string" table:style-name="rststyle-rststyle-table-10.A1"/>
            <table:table-cell office:value-type="string" table:style-name="rststyle-rststyle-table-10.A1"/>
            <table:table-cell office:value-type="string" table:style-name="rststyle-rststyle-table-10.A1"/>
          </table:table-row>
        </table:table>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style:footer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text:p text:style-name="rststyle-footer">Generated on: 2012-08-19 21:36 UTC (If you see this in test output, there's a bug in the test code!).
Generated by Docutils from reStructuredText source.
</text:p>
      </style:footer>
    </ns2:master-page>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dkuhlman</meta:initial-creator>
    <meta:creation-date>2012-08-19T14:36:25</meta:creation-date>
    <dc:creator>dkuhlman</dc:creator>
    <dc:date>2012-08-19T14:36:25</dc:date>
    <dc:language>en-US</dc:language>
    <meta:editing-cycles>1</meta:editing-cycles>
    <meta:editing-duration>PT00M01S</meta:editing-duration>
    <dc:title>Grid test</dc:title>
  </office:meta>
</office:document-meta>
</file>